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38"/>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paragraph-properties fo:margin-top="0in" fo:margin-bottom="0in" style:contextual-spacing="false"/>
    </style:style>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paragraph-properties fo:margin-top="0in" fo:margin-bottom="0in" style:contextual-spacing="false"/>
    </style:style>
    <style:style style:name="P13" style:family="paragraph" style:parent-style-name="Text_20_body" style:list-style-name="L13">
      <style:paragraph-properties fo:margin-top="0in" fo:margin-bottom="0in" style:contextual-spacing="false"/>
    </style:style>
    <style:style style:name="P14" style:family="paragraph" style:parent-style-name="Text_20_body" style:list-style-name="L14">
      <style:paragraph-properties fo:margin-top="0in" fo:margin-bottom="0in" style:contextual-spacing="false"/>
    </style:style>
    <style:style style:name="P15" style:family="paragraph" style:parent-style-name="Text_20_body" style:list-style-name="L15">
      <style:paragraph-properties fo:margin-top="0in" fo:margin-bottom="0in" style:contextual-spacing="false"/>
    </style:style>
    <style:style style:name="P16" style:family="paragraph" style:parent-style-name="Text_20_body" style:list-style-name="L16">
      <style:paragraph-properties fo:margin-top="0in" fo:margin-bottom="0in" style:contextual-spacing="false"/>
    </style:style>
    <style:style style:name="P17" style:family="paragraph" style:parent-style-name="Text_20_body" style:list-style-name="L17"/>
    <style:style style:name="P18" style:family="paragraph" style:parent-style-name="Text_20_body" style:list-style-name="L18">
      <style:paragraph-properties fo:margin-top="0in" fo:margin-bottom="0in" style:contextual-spacing="false"/>
    </style:style>
    <style:style style:name="P19" style:family="paragraph" style:parent-style-name="Text_20_body" style:list-style-name="L19"/>
    <style:style style:name="P20" style:family="paragraph" style:parent-style-name="Text_20_body" style:list-style-name="L20">
      <style:paragraph-properties fo:margin-top="0in" fo:margin-bottom="0in" style:contextual-spacing="false"/>
    </style:style>
    <style:style style:name="P21" style:family="paragraph" style:parent-style-name="Text_20_body" style:list-style-name="L21">
      <style:paragraph-properties fo:margin-top="0in" fo:margin-bottom="0in" style:contextual-spacing="false"/>
    </style:style>
    <style:style style:name="P22" style:family="paragraph" style:parent-style-name="Text_20_body" style:list-style-name="L22">
      <style:paragraph-properties fo:margin-top="0in" fo:margin-bottom="0in" style:contextual-spacing="false"/>
    </style:style>
    <style:style style:name="P23" style:family="paragraph" style:parent-style-name="Text_20_body" style:list-style-name="L23">
      <style:paragraph-properties fo:margin-top="0in" fo:margin-bottom="0in" style:contextual-spacing="false"/>
    </style:style>
    <style:style style:name="P24" style:family="paragraph" style:parent-style-name="Text_20_body" style:list-style-name="L24">
      <style:paragraph-properties fo:margin-top="0in" fo:margin-bottom="0in" style:contextual-spacing="false"/>
    </style:style>
    <style:style style:name="P25" style:family="paragraph" style:parent-style-name="Text_20_body" style:list-style-name="L25">
      <style:paragraph-properties fo:margin-top="0in" fo:margin-bottom="0in" style:contextual-spacing="false"/>
    </style:style>
    <style:style style:name="P26" style:family="paragraph" style:parent-style-name="Text_20_body" style:list-style-name="L26">
      <style:paragraph-properties fo:margin-top="0in" fo:margin-bottom="0in" style:contextual-spacing="false"/>
    </style:style>
    <style:style style:name="P27" style:family="paragraph" style:parent-style-name="Text_20_body" style:list-style-name="L27">
      <style:paragraph-properties fo:margin-top="0in" fo:margin-bottom="0in" style:contextual-spacing="false"/>
    </style:style>
    <style:style style:name="P28" style:family="paragraph" style:parent-style-name="Text_20_body" style:list-style-name="L28">
      <style:paragraph-properties fo:margin-top="0in" fo:margin-bottom="0in" style:contextual-spacing="false"/>
    </style:style>
    <style:style style:name="P29" style:family="paragraph" style:parent-style-name="Text_20_body" style:list-style-name="L29">
      <style:paragraph-properties fo:margin-top="0in" fo:margin-bottom="0in" style:contextual-spacing="false"/>
    </style:style>
    <style:style style:name="P30" style:family="paragraph" style:parent-style-name="Text_20_body" style:list-style-name="L30">
      <style:paragraph-properties fo:margin-top="0in" fo:margin-bottom="0in" style:contextual-spacing="false"/>
    </style:style>
    <style:style style:name="P31" style:family="paragraph" style:parent-style-name="Text_20_body" style:list-style-name="L31">
      <style:text-properties fo:font-weight="bold" style:font-weight-asian="bold" style:font-weight-complex="bold"/>
    </style:style>
    <style:style style:name="P32" style:family="paragraph" style:parent-style-name="Text_20_body" style:list-style-name="L38">
      <style:text-properties fo:font-weight="bold" style:font-weight-asian="bold" style:font-weight-complex="bold"/>
    </style:style>
    <style:style style:name="P33" style:family="paragraph" style:parent-style-name="Text_20_body" style:list-style-name="L32">
      <style:paragraph-properties fo:margin-top="0in" fo:margin-bottom="0in" style:contextual-spacing="false"/>
    </style:style>
    <style:style style:name="P34" style:family="paragraph" style:parent-style-name="Text_20_body" style:list-style-name="L33">
      <style:paragraph-properties fo:margin-top="0in" fo:margin-bottom="0in" style:contextual-spacing="false"/>
    </style:style>
    <style:style style:name="P35" style:family="paragraph" style:parent-style-name="Text_20_body" style:list-style-name="L34">
      <style:paragraph-properties fo:margin-top="0in" fo:margin-bottom="0in" style:contextual-spacing="false"/>
    </style:style>
    <style:style style:name="P36" style:family="paragraph" style:parent-style-name="Text_20_body" style:list-style-name="L35">
      <style:paragraph-properties fo:margin-top="0in" fo:margin-bottom="0in" style:contextual-spacing="false"/>
    </style:style>
    <style:style style:name="P37" style:family="paragraph" style:parent-style-name="Text_20_body" style:list-style-name="L36">
      <style:paragraph-properties fo:margin-top="0in" fo:margin-bottom="0in" style:contextual-spacing="false"/>
    </style:style>
    <style:style style:name="P38" style:family="paragraph" style:parent-style-name="Text_20_body" style:list-style-name="L37">
      <style:paragraph-properties fo:margin-top="0in" fo:margin-bottom="0in" style:contextual-spacing="false"/>
    </style:style>
    <style:style style:name="P39" style:family="paragraph" style:parent-style-name="Text_20_body" style:list-style-name="L3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nderstanding-linux-system-logs"/>Understanding Linux System Logs<text:bookmark-end text:name="understanding-linux-system-logs"/></text:h>
      <text:h text:style-name="Heading_20_2" text:outline-level="2"><text:bookmark-start text:name="introduction"/>Introduction<text:bookmark-end text:name="introduction"/></text:h>
      <text:p text:style-name="First_20_paragraph">Linux system logs are <text:span text:style-name="T1">chronological records of events and activities occurring on a Linux operating system</text:span>. These logs are critical for maintaining system health, diagnosing issues, monitoring security, and ensuring operational stability. They provide an invaluable historical record of everything from hardware interactions to application behavior.</text:p>
      <text:p text:style-name="Text_20_body">For instance, if a crucial service fails to start, or if unusual network activity is detected, the first place a system administrator typically looks for answers is within the system logs. They are the digital footprint of your server's operations.</text:p>
      <text:p text:style-name="Text_20_body">On nearly all Linux distributions, the primary directory for storing these log files is <text:span text:style-name="Source_5f_Text">/var/log</text:span>. This centralized location simplifies the process of log management and retrieval.</text:p>
      <text:h text:style-name="Heading_20_3" text:outline-level="3"><text:bookmark-start text:name="linux-logging-concepts"/>Linux Logging Concepts<text:bookmark-end text:name="linux-logging-concepts"/></text:h>
      <text:p text:style-name="First_20_paragraph">The cornerstone of logging in Linux is the syslog protocol and its implementations. Historically, <text:span text:style-name="Source_5f_Text">syslog</text:span> was the standard daemon for handling log messages. On modern servers, you'll primarily encounter two key players that implement this functionality:</text:p>
      <text:list xml:id="list1639797754" text:style-name="L9">
        <text:list-item>
          <text:p text:style-name="P9"><text:span text:style-name="T1">Rsyslog</text:span>: This is a very powerful and widely used logging system. It acts as a central collector for various messages from the kernel, system services, and applications. It then sorts these messages and writes them to the appropriate log files in <text:span text:style-name="Source_5f_Text">/var/log</text:span>. Think of <text:span text:style-name="Source_5f_Text">rsyslog</text:span> as a central post office for all your server's messages, routing them to the correct destinations. It's configured through files like <text:span text:style-name="Source_5f_Text">/etc/rsyslog.conf</text:span> and files in <text:span text:style-name="Source_5f_Text">/etc/rsyslog.d/</text:span>.</text:p>
        </text:list-item>
        <text:list-item>
          <text:p text:style-name="P9"><text:span text:style-name="T1">systemd-journald</text:span>: This is the logging component of <text:span text:style-name="Source_5f_Text">systemd</text:span>, the init system used by many Linux distributions. Unlike <text:span text:style-name="Source_5f_Text">rsyslog</text:span> which traditionally writes directly to plain text files, <text:span text:style-name="Source_5f_Text">systemd-journald</text:span> captures logs from various sources (kernel, boot, services, etc.) in a structured, binary format called the "journal." The journal offers advantages like faster searching and better organization of logs. However, for traditional text file logging, <text:span text:style-name="Source_5f_Text">systemd-journald</text:span> often forwards its messages to <text:span text:style-name="Source_5f_Text">rsyslog</text:span> for persistent storage in the familiar <text:span text:style-name="Source_5f_Text">/var/log</text:span> text files.</text:p>
        </text:list-item>
      </text:list>
      <text:p text:style-name="First_20_paragraph">So, while <text:span text:style-name="Source_5f_Text">systemd-journald</text:span> captures a broad range of information in its binary journal, <text:span text:style-name="Source_5f_Text">rsyslog</text:span> ensures that you still have the traditional, human-readable text logs in <text:span text:style-name="Source_5f_Text">/var/log</text:span> that you'll primarily interact with using command-line tools. They often work in conjunction.</text:p>
      <text:h text:style-name="Heading_20_2" text:outline-level="2"><text:bookmark-start text:name="common-log-files-and-their-purposes"/>Common Log Files and Their Purposes<text:bookmark-end text:name="common-log-files-and-their-purposes"/></text:h>
      <text:p text:style-name="First_20_paragraph">Here are a few key log files and their general purpose:</text:p>
      <text:list xml:id="list2267881434" text:style-name="L10">
        <text:list-item>
          <text:p text:style-name="P10"><text:soft-page-break/><text:span text:style-name="Source_5f_Text">/var/log/syslog</text:span>: This is often the most generic and comprehensive log file. It records a wide range of global system messages, including boot-time messages, messages from various system services, and messages from the kernel that aren't specific to hardware. If you're not sure where to start looking, <text:span text:style-name="Source_5f_Text">syslog</text:span> is often a good first stop.</text:p>
        </text:list-item>
        <text:list-item>
          <text:p text:style-name="P10"><text:span text:style-name="Source_5f_Text">/var/log/auth.log</text:span>: As its name suggests, this log file is dedicated to <text:span text:style-name="T1">authentication and security-related events</text:span>. This includes successful and failed login attempts (both local and remote via SSH), authentication methods used, and sudo commands executed. This log is vital for security auditing and detecting unauthorized access attempts.</text:p>
        </text:list-item>
        <text:list-item>
          <text:p text:style-name="P10"><text:span text:style-name="Source_5f_Text">/var/log/kern.log</text:span>: This file specifically records messages from the Linux kernel. This includes kernel errors, warnings, informational messages, and details about hardware events. If you're troubleshooting hardware issues, driver problems, or low-level system failures, <text:span text:style-name="Source_5f_Text">kern.log</text:span> is where you'll find relevant information.</text:p>
        </text:list-item>
        <text:list-item>
          <text:p text:style-name="P10"><text:span text:style-name="Source_5f_Text">dmesg</text:span> (output from dmesg command): While not a persistent file in <text:span text:style-name="Source_5f_Text">/var/log</text:span> in the same way as the others, <text:span text:style-name="Source_5f_Text">dmesg</text:span> displays the <text:span text:style-name="T1">kernel ring buffer messages</text:span>. These are messages generated by the kernel during the boot process, detailing hardware detection, device drivers being loaded, and initial system setup. When your server first starts, these messages flash by quickly, but <text:span text:style-name="Source_5f_Text">dmesg</text:span> allows you to review them after the boot process is complete. It's especially useful for diagnosing boot-related issues.</text:p>
        </text:list-item>
      </text:list>
      <text:h text:style-name="Heading_20_3" text:outline-level="3"><text:bookmark-start text:name="how-to-view-the-content-of-log-files"/>How to View the Content of Log Files<text:bookmark-end text:name="how-to-view-the-content-of-log-files"/></text:h>
      <text:p text:style-name="First_20_paragraph">Knowing where the logs are is half the battle; the other half is knowing how to effectively read them.</text:p>
      <text:p text:style-name="Text_20_body">Let's look at some fundamental command-line utilities you'll use to view and navigate log files:</text:p>
      <text:list xml:id="list3215655124" text:style-name="L11">
        <text:list-item>
          <text:p text:style-name="P11"><text:span text:style-name="Source_5f_Text">cat</text:span> <text:span text:style-name="T1">(concatenate and print files)</text:span>:</text:p>
          <text:list text:style-name="L12">
            <text:list-item>
              <text:p text:style-name="P12"><text:span text:style-name="T1">Purpose</text:span>: The simplest way to display the entire content of a file to your terminal.</text:p>
            </text:list-item>
            <text:list-item>
              <text:p text:style-name="P12"><text:span text:style-name="T1">Usage Example</text:span>: <text:span text:style-name="Source_5f_Text">cat /var/log/syslog</text:span></text:p>
            </text:list-item>
            <text:list-item>
              <text:p text:style-name="P12"><text:span text:style-name="T1">When to use</text:span>: Good for small files or when you want to quickly dump the entire content. Caution: For very large log files, <text:span text:style-name="Source_5f_Text">cat</text:span> can quickly fill your screen buffer, making it hard to read.</text:p>
            </text:list-item>
          </text:list>
        </text:list-item>
        <text:list-item>
          <text:p text:style-name="P11"><text:span text:style-name="Source_5f_Text">less</text:span> <text:span text:style-name="T1">(pager)</text:span>:</text:p>
          <text:list text:style-name="L13">
            <text:list-item>
              <text:p text:style-name="P13"><text:span text:style-name="T1">Purpose</text:span>: Allows you to view a file's content one screen at a time, providing powerful navigation capabilities (scrolling up/down, searching). It's much better than <text:span text:style-name="Source_5f_Text">cat</text:span> for larger files.</text:p>
            </text:list-item>
            <text:list-item>
              <text:p text:style-name="P13"><text:span text:style-name="T1">Usage Example</text:span>: <text:span text:style-name="Source_5f_Text">less /var/log/auth.log</text:span></text:p>
            </text:list-item>
            <text:list-item>
              <text:p text:style-name="P13"><text:span text:style-name="T1">Key commands within</text:span> <text:span text:style-name="Source_5f_Text">less</text:span>:</text:p>
              <text:list text:style-name="L14">
                <text:list-item>
                  <text:p text:style-name="P14"><text:span text:style-name="Source_5f_Text">Spacebar</text:span> or <text:span text:style-name="Source_5f_Text">f</text:span>: Scroll down one screen.</text:p>
                </text:list-item>
                <text:list-item>
                  <text:p text:style-name="P14"><text:span text:style-name="Source_5f_Text">b</text:span>: Scroll up one screen.</text:p>
                </text:list-item>
                <text:list-item>
                  <text:p text:style-name="P14"><text:span text:style-name="Source_5f_Text">/your_text</text:span>: Search forward for <text:span text:style-name="Source_5f_Text">your_text</text:span>.</text:p>
                </text:list-item>
                <text:list-item>
                  <text:p text:style-name="P14"><text:span text:style-name="Source_5f_Text">n</text:span>: Go to the next search match.</text:p>
                </text:list-item>
                <text:list-item>
                  <text:p text:style-name="P14"><text:soft-page-break/><text:span text:style-name="Source_5f_Text">N</text:span>: Go to the previous search match.</text:p>
                </text:list-item>
                <text:list-item>
                  <text:p text:style-name="P14"><text:span text:style-name="Source_5f_Text">q</text:span>: Quit less.</text:p>
                </text:list-item>
              </text:list>
            </text:list-item>
            <text:list-item>
              <text:p text:style-name="P13"><text:span text:style-name="T1">When to use</text:span>: Ideal for exploring log files interactively, especially larger ones.</text:p>
            </text:list-item>
          </text:list>
        </text:list-item>
        <text:list-item>
          <text:p text:style-name="P11"><text:span text:style-name="Source_5f_Text">tail</text:span> <text:span text:style-name="T1">(output the last part of files)</text:span>:</text:p>
          <text:list text:style-name="L15">
            <text:list-item>
              <text:p text:style-name="P15"><text:span text:style-name="T1">Purpose</text:span>: Displays the last lines of a file. It's incredibly useful for seeing the most recent log entries.</text:p>
            </text:list-item>
            <text:list-item>
              <text:p text:style-name="P15"><text:span text:style-name="T1">Usage Example</text:span>: <text:span text:style-name="Source_5f_Text">tail /var/log/kern.log</text:span> (shows the last 10 lines by default)</text:p>
            </text:list-item>
            <text:list-item>
              <text:p text:style-name="P15"><text:span text:style-name="T1">Key Option</text:span>: <text:span text:style-name="Source_5f_Text">tail -f /var/log/syslog</text:span> (the <text:span text:style-name="Source_5f_Text">-f</text:span> stands for "follow"). This is a must-know command! It will keep the file open and display new lines as they are written to the log, providing real-time monitoring. This is like watching a live feed of your server's activity.</text:p>
            </text:list-item>
            <text:list-item>
              <text:p text:style-name="P15"><text:span text:style-name="T1">When to use</text:span>: Perfect for monitoring recent activity or watching logs in real-time as you troubleshoot an issue or observe service behavior.</text:p>
            </text:list-item>
          </text:list>
        </text:list-item>
        <text:list-item>
          <text:p text:style-name="P11"><text:span text:style-name="Source_5f_Text">grep</text:span> <text:span text:style-name="T1">(global regular expression print)</text:span>:</text:p>
          <text:list text:style-name="L16">
            <text:list-item>
              <text:p text:style-name="P16"><text:span text:style-name="T1">Purpose</text:span>: This is your best friend for searching within log files. <text:span text:style-name="Source_5f_Text">grep</text:span> filters text based on patterns (or keywords) you provide.</text:p>
            </text:list-item>
            <text:list-item>
              <text:p text:style-name="P16"><text:span text:style-name="T1">Usage Example</text:span>: <text:span text:style-name="Source_5f_Text">grep "failed password" /var/log/auth.log</text:span> (finds all lines containing "failed password" in the authentication log).</text:p>
            </text:list-item>
            <text:list-item>
              <text:p text:style-name="P16"><text:span text:style-name="T1">Combining with</text:span> <text:span text:style-name="Source_5f_Text">tail</text:span> <text:span text:style-name="T1">or</text:span> <text:span text:style-name="Source_5f_Text">less</text:span>: You'll often "pipe" the output of <text:span text:style-name="Source_5f_Text">cat</text:span>, <text:span text:style-name="Source_5f_Text">less</text:span>, or <text:span text:style-name="Source_5f_Text">tail</text:span> into grep to refine your search. For example: <text:span text:style-name="Source_5f_Text">tail -f /var/log/syslog | grep "error"</text:span> will show you new log entries only if they contain the word "error".</text:p>
            </text:list-item>
            <text:list-item>
              <text:p text:style-name="P16"><text:span text:style-name="T1">When to use</text:span>: Indispensable for quickly finding specific events, errors, or patterns within large log files.</text:p>
            </text:list-item>
          </text:list>
        </text:list-item>
      </text:list>
      <text:p text:style-name="First_20_paragraph">Mastering these four commands will significantly boost your ability to analyze Linux logs. They are the daily tools of a system administrator.</text:p>
      <text:h text:style-name="Heading_20_2" text:outline-level="2"><text:bookmark-start text:name="understanding-log-entries"/>Understanding Log Entries<text:bookmark-end text:name="understanding-log-entries"/></text:h>
      <text:p text:style-name="First_20_paragraph">Now that you know where to find logs and how to view them, the next crucial skill is being able to <text:span text:style-name="T1">interpret what each log entry actually means</text:span>. Log messages aren't always immediately intuitive, but they generally follow a predictable structure.</text:p>
      <text:p text:style-name="Text_20_body">A typical Linux log entry, especially those processed by <text:span text:style-name="Source_5f_Text">rsyslog</text:span> and found in files like <text:span text:style-name="Source_5f_Text">/var/log/syslog</text:span> or <text:span text:style-name="Source_5f_Text">/var/log/auth.log</text:span>, will usually contain the following components:</text:p>
      <text:list xml:id="list2515761468" text:style-name="L17">
        <text:list-item>
          <text:p text:style-name="P17"><text:span text:style-name="T1">Timestamp</text:span>: This is arguably the most important piece of information. It tells you when the event occurred. It usually includes the month, day, and time (e.g., <text:span text:style-name="Source_5f_Text">May 21 09:00:00</text:span>). This is crucial for sequencing events and correlating them with other system activities or outages.</text:p>
        </text:list-item>
        <text:list-item>
          <text:p text:style-name="P17"><text:span text:style-name="T1">Hostname</text:span>: This indicates <text:span text:style-name="T2">which machine</text:span> generated the log message. While it might seem redundant on a single server, it's vital in environments with multiple servers sending logs to a central location. It often appears right after the timestamp (e.g., <text:span text:style-name="Source_5f_Text">myserver</text:span>).</text:p>
        </text:list-item>
        <text:list-item>
          <text:p text:style-name="P17"><text:soft-page-break/><text:span text:style-name="T1">Application or Process Name (and PID)</text:span>: This tells you what program, service, or process generated the message. For example, <text:span text:style-name="Source_5f_Text">sshd</text:span> for SSH daemon messages, <text:span text:style-name="Source_5f_Text">kernel</text:span> for kernel messages, <text:span text:style-name="Source_5f_Text">cron</text:span> for scheduled jobs, etc. Sometimes, it's followed by a process ID (PID) in square brackets, which can help you identify a specific instance of a running program (e.g., <text:span text:style-name="Source_5f_Text">sshd[12345]</text:span>).</text:p>
        </text:list-item>
        <text:list-item>
          <text:p text:style-name="P17"><text:span text:style-name="T1">Message Content</text:span>: This is the actual description of the event. It can range from informational messages about a service starting or stopping, to warnings about resource usage, to critical error messages indicating a failure. The content is specific to the application or system component that generated it.</text:p>
        </text:list-item>
      </text:list>
      <text:p text:style-name="First_20_paragraph">Let's look at an example from a hypothetical <text:span text:style-name="Source_5f_Text">auth.log</text:span> entry:</text:p>
      <text:p text:style-name="Preformatted_20_Text">May 21 09:05:15 myserver sshd[12345]: Accepted password for user systemadmin from 192.168.1.100 port 54321 ssh2</text:p>
      <text:p text:style-name="First_20_paragraph">Breaking this down:</text:p>
      <text:list xml:id="list3557698292" text:style-name="L18">
        <text:list-item>
          <text:p text:style-name="P18"><text:span text:style-name="T1">Timestamp</text:span>: <text:span text:style-name="Source_5f_Text">May 21 09:05:15</text:span></text:p>
        </text:list-item>
        <text:list-item>
          <text:p text:style-name="P18"><text:span text:style-name="T1">Hostname</text:span>: <text:span text:style-name="Source_5f_Text">myserver</text:span></text:p>
        </text:list-item>
        <text:list-item>
          <text:p text:style-name="P18"><text:span text:style-name="T1">Application/Process</text:span>: <text:span text:style-name="Source_5f_Text">sshd</text:span> with PID <text:span text:style-name="Source_5f_Text">12345</text:span> (the SSH daemon)</text:p>
        </text:list-item>
        <text:list-item>
          <text:p text:style-name="P18"><text:span text:style-name="T1">Message Content</text:span>: <text:span text:style-name="Source_5f_Text">Accepted password for user systemadmin from 192.168.1.100 port 54321 ssh2</text:span> (a successful login for <text:span text:style-name="Source_5f_Text">systemadmin</text:span> from a specific IP address).</text:p>
        </text:list-item>
      </text:list>
      <text:p text:style-name="First_20_paragraph">Understanding these components allows you to quickly parse log entries and extract the information you need, whether you're diagnosing a problem or performing a security audit.</text:p>
      <text:h text:style-name="Heading_20_3" text:outline-level="3"><text:bookmark-start text:name="common-log-messages-and-what-they-typically-signify"/>Common Log Messages and What They Typically Signify<text:bookmark-end text:name="common-log-messages-and-what-they-typically-signify"/></text:h>
      <text:p text:style-name="First_20_paragraph">Here are some common types of log messages you'll frequently encounter and what they generally indicate:</text:p>
      <text:list xml:id="list2644351496" text:style-name="L19">
        <text:list-item>
          <text:p text:style-name="P19"><text:span text:style-name="T1">Successful Login (e.g., from</text:span> <text:span text:style-name="Source_5f_Text">auth.log</text:span><text:span text:style-name="T1">)</text:span>:</text:p>
          <text:list text:style-name="L20">
            <text:list-item>
              <text:p text:style-name="P20"><text:span text:style-name="T1">Example Message</text:span>: <text:span text:style-name="Source_5f_Text">Accepted password for user sysadmin from 192.168.1.100 port 22 ssh2</text:span></text:p>
            </text:list-item>
            <text:list-item>
              <text:p text:style-name="P20"><text:span text:style-name="T1">Indication</text:span>: A user successfully authenticated to the system (often via SSH, but could be local). This is usually a normal, expected event, but a flurry of these from unusual IP addresses could indicate a security concern.</text:p>
            </text:list-item>
          </text:list>
        </text:list-item>
        <text:list-item>
          <text:p text:style-name="P19"><text:span text:style-name="T1">Failed Login Attempt (e.g., from</text:span> <text:span text:style-name="Source_5f_Text">auth.log</text:span><text:span text:style-name="T1">)</text:span>:</text:p>
          <text:list text:style-name="L21">
            <text:list-item>
              <text:p text:style-name="P21"><text:span text:style-name="T1">Example Message</text:span>: <text:span text:style-name="Source_5f_Text">Failed password for invalid user guest from 203.0.113.5 port 45678 ssh2</text:span></text:p>
            </text:list-item>
            <text:list-item>
              <text:p text:style-name="P21"><text:span text:style-name="T1">Indication</text:span>: Someone attempted to log in with an incorrect password or an invalid username. A few of these are normal (typos, etc.), but many consecutive failures from a single source or targeting common usernames (like 'root', 'admin') could signal a brute-force attack.</text:p>
            </text:list-item>
          </text:list>
        </text:list-item>
        <text:list-item>
          <text:p text:style-name="P19"><text:span text:style-name="T1">Service Startup/Shutdown (e.g., from</text:span> <text:span text:style-name="Source_5f_Text">syslog</text:span> <text:span text:style-name="T1">or service-specific logs)</text:span>:</text:p>
          <text:list text:style-name="L22">
            <text:list-item>
              <text:p text:style-name="P22"><text:soft-page-break/><text:span text:style-name="T1">Example Message</text:span>: <text:span text:style-name="Source_5f_Text">systemd[1]: Started Apache HTTP Server</text:span>.</text:p>
            </text:list-item>
            <text:list-item>
              <text:p text:style-name="P22"><text:span text:style-name="T1">Indication</text:span>: A specific system service has successfully started. This is good for confirming that your applications are running as expected. You might also see messages like <text:span text:style-name="Source_5f_Text">Stopping Apache HTTP Server</text:span> for shutdowns.</text:p>
            </text:list-item>
          </text:list>
        </text:list-item>
        <text:list-item>
          <text:p text:style-name="P19"><text:span text:style-name="T1">Error Messages (can appear in various logs like</text:span> <text:span text:style-name="Source_5f_Text">syslog</text:span><text:span text:style-name="T1">,</text:span> <text:span text:style-name="Source_5f_Text">kern.log</text:span><text:span text:style-name="T1">, or application-specific logs)</text:span>:</text:p>
          <text:list text:style-name="L23">
            <text:list-item>
              <text:p text:style-name="P23"><text:span text:style-name="T1">Example Message</text:span>: <text:span text:style-name="Source_5f_Text">kernel: [12345.67890] Out of memory: Kill process 54321 (my_app) score 999 or sacrifice child</text:span></text:p>
            </text:list-item>
            <text:list-item>
              <text:p text:style-name="P23"><text:span text:style-name="T1">Indication</text:span>: Something went wrong! Error messages are critical for troubleshooting. They might indicate a program crashing, a system resource being exhausted, a hardware malfunction, or a configuration issue. The specific wording will guide your investigation.</text:p>
            </text:list-item>
          </text:list>
        </text:list-item>
        <text:list-item>
          <text:p text:style-name="P19"><text:span text:style-name="T1">Informational Messages (e.g., from</text:span> <text:span text:style-name="Source_5f_Text">syslog</text:span><text:span text:style-name="T1">)</text:span>:</text:p>
          <text:list text:style-name="L24">
            <text:list-item>
              <text:p text:style-name="P24"><text:span text:style-name="T1">Example Message</text:span>: <text:span text:style-name="Source_5f_Text">CRON[9876]: (root) CMD (command -v lsb_release &gt;/dev/null &amp;&amp; lsb_release -cs)</text:span></text:p>
            </text:list-item>
            <text:list-item>
              <text:p text:style-name="P24"><text:span text:style-name="T1">Indication</text:span>: These messages provide general information about normal system operations. They're often less critical than warnings or errors but can be useful for understanding background processes or routine tasks (like scheduled cron jobs).</text:p>
            </text:list-item>
          </text:list>
        </text:list-item>
      </text:list>
      <text:h text:style-name="Heading_20_2" text:outline-level="2"><text:bookmark-start text:name="basic-log-management-and-rotation"/>Basic Log Management and Rotation<text:bookmark-end text:name="basic-log-management-and-rotation"/></text:h>
      <text:p text:style-name="First_20_paragraph">As you can imagine, on a busy server, log files can grow very quickly. Imagine a server that's been running for years without any log maintenance – you could end up with log files gigabytes or even terabytes in size! This can quickly consume valuable disk space and make it incredibly difficult to open, search, or manage the logs effectively.</text:p>
      <text:p text:style-name="Text_20_body">This is where log rotation comes in. Log rotation is the process of automatically archiving, compressing, and eventually deleting old log files to prevent them from becoming too large and consuming all available disk space. It's an essential task for maintaining the health and performance of your server.</text:p>
      <text:p text:style-name="Text_20_body">On most Linux distributions, the primary utility responsible for log rotation is <text:span text:style-name="Source_5f_Text">logrotate</text:span>. It's a highly configurable program that runs periodically (often daily or weekly via a cron job). <text:span text:style-name="Source_5f_Text">logrotate</text:span> reads its configuration files to determine which log files need rotating, how often, how many old versions to keep, and whether to compress them.</text:p>
      <text:p text:style-name="Text_20_body">Think of <text:span text:style-name="Source_5f_Text">logrotate</text:span> as a diligent librarian for your server's log entries. Instead of letting all the books pile up, it regularly takes the old ones, puts them neatly on shelves (archives them), sometimes shrinks them down (compresses), and eventually discards the oldest ones to make room for new records.</text:p>
      <text:p text:style-name="Text_20_body">This process is vital for:</text:p>
      <text:list xml:id="list2683113659" text:style-name="L25">
        <text:list-item>
          <text:p text:style-name="P25"><text:span text:style-name="T1">Preventing Disk Space Exhaustion</text:span>: The most obvious benefit.</text:p>
        </text:list-item>
        <text:list-item>
          <text:p text:style-name="P25"><text:span text:style-name="T1">Improving Performance</text:span>: Smaller log files are quicker to open and search.</text:p>
        </text:list-item>
        <text:list-item>
          <text:p text:style-name="P25"><text:span text:style-name="T1">Data Integrity</text:span>: Ensures that the most recent and relevant logs are easily accessible.</text:p>
        </text:list-item>
      </text:list>
      <text:h text:style-name="Heading_20_3" text:outline-level="3"><text:bookmark-start text:name="logrotate-basics"/><text:soft-page-break/><text:span text:style-name="Source_5f_Text">logrotate</text:span> Basics<text:bookmark-end text:name="logrotate-basics"/></text:h>
      <text:p text:style-name="First_20_paragraph"><text:span text:style-name="Source_5f_Text">logrotate</text:span> operates based on configuration files that define rules for different log files. The main configuration file for <text:span text:style-name="Source_5f_Text">logrotate</text:span> is usually:</text:p>
      <text:list xml:id="list1602158170" text:style-name="L26">
        <text:list-item>
          <text:p text:style-name="P26"><text:span text:style-name="Source_5f_Text">/etc/logrotate.conf</text:span>: This is the primary configuration file. It contains global settings that apply to all log files unless overridden by specific configurations, and it often includes other configuration files.</text:p>
        </text:list-item>
      </text:list>
      <text:p text:style-name="First_20_paragraph">In addition to the main file, individual applications or services often have their own logrotate configurations, which are typically placed in:</text:p>
      <text:list xml:id="list1614306478" text:style-name="L27">
        <text:list-item>
          <text:p text:style-name="P27"><text:span text:style-name="Source_5f_Text">/etc/logrotate.d/</text:span>: This directory contains individual configuration files for various applications and services (e.g., Apache, Nginx, MySQL, system services). When <text:span text:style-name="Source_5f_Text">logrotate</text:span> runs, it processes <text:span text:style-name="Source_5f_Text">logrotate.conf</text:span> and then includes all the configuration files found in this directory. This modular approach makes it easy for software packages to define their own log rotation policies without cluttering the main configuration file.</text:p>
        </text:list-item>
      </text:list>
      <text:p text:style-name="First_20_paragraph">Inside these configuration files, you'll find directives that tell <text:span text:style-name="Source_5f_Text">logrotate</text:span> what to do. Here are a few common ones you might see:</text:p>
      <text:list xml:id="list1545883652" text:style-name="L28">
        <text:list-item>
          <text:p text:style-name="P28"><text:span text:style-name="Source_5f_Text">daily</text:span>, <text:span text:style-name="Source_5f_Text">weekly</text:span>, <text:span text:style-name="Source_5f_Text">monthly</text:span>: How often logs should be rotated.</text:p>
        </text:list-item>
        <text:list-item>
          <text:p text:style-name="P28"><text:span text:style-name="Source_5f_Text">rotate N</text:span>: Keep <text:span text:style-name="Source_5f_Text">N</text:span> number of rotated log files.</text:p>
        </text:list-item>
        <text:list-item>
          <text:p text:style-name="P28"><text:span text:style-name="Source_5f_Text">compress</text:span>: Compress old log files to save disk space.</text:p>
        </text:list-item>
        <text:list-item>
          <text:p text:style-name="P28"><text:span text:style-name="Source_5f_Text">size size</text:span>: Rotate logs when they reach a certain size (e.g., <text:span text:style-name="Source_5f_Text">size 100M</text:span>).</text:p>
        </text:list-item>
        <text:list-item>
          <text:p text:style-name="P28"><text:span text:style-name="Source_5f_Text">notifempty</text:span>: Don't rotate logs if they are empty.</text:p>
        </text:list-item>
        <text:list-item>
          <text:p text:style-name="P28"><text:span text:style-name="Source_5f_Text">missingok</text:span>: Don't output an error if the log file is missing.</text:p>
        </text:list-item>
        <text:list-item>
          <text:p text:style-name="P28"><text:span text:style-name="Source_5f_Text">create mode owner group</text:span>: Create a new empty log file after rotation with specified permissions.</text:p>
        </text:list-item>
        <text:list-item>
          <text:p text:style-name="P28"><text:span text:style-name="Source_5f_Text">postrotate/endscript</text:span>: Execute commands after the log file has been rotated. This is often used to restart a service so it starts logging to the new file.</text:p>
        </text:list-item>
      </text:list>
      <text:h text:style-name="Heading_20_4" text:outline-level="4"><text:bookmark-start text:name="how-logrotate-generally-works"/>How <text:span text:style-name="Source_5f_Text">logrotate</text:span> Generally Works<text:bookmark-end text:name="how-logrotate-generally-works"/></text:h>
      <text:list xml:id="list3525987924" text:style-name="L29">
        <text:list-item>
          <text:p text:style-name="P29"><text:span text:style-name="Source_5f_Text">logrotate</text:span> is typically run as a daily cron job (you can often find its cron job in <text:span text:style-name="Source_5f_Text">/etc/cron.daily/logrotate</text:span>).</text:p>
        </text:list-item>
        <text:list-item>
          <text:p text:style-name="P29">When it runs, it reads <text:span text:style-name="Source_5f_Text">/etc/logrotate.conf</text:span>.</text:p>
        </text:list-item>
        <text:list-item>
          <text:p text:style-name="P29">It then reads all configuration files located in <text:span text:style-name="Source_5f_Text">/etc/logrotate.d/</text:span>.</text:p>
        </text:list-item>
        <text:list-item>
          <text:p text:style-name="P29">For each log file defined, it checks if the rotation criteria (e.g., daily, weekly, size) are met.</text:p>
        </text:list-item>
        <text:list-item>
          <text:p text:style-name="P29">If criteria are met, it performs the rotation:</text:p>
          <text:list text:style-name="L30">
            <text:list-item>
              <text:p text:style-name="P30">The current log file (e.g., <text:span text:style-name="Source_5f_Text">syslog</text:span>) is renamed (e.g., <text:span text:style-name="Source_5f_Text">syslog.1</text:span>).</text:p>
            </text:list-item>
            <text:list-item>
              <text:p text:style-name="P30">Older rotated files are moved down (e.g., <text:span text:style-name="Source_5f_Text">syslog.1</text:span> becomes <text:span text:style-name="Source_5f_Text">syslog.2</text:span>, etc.).</text:p>
            </text:list-item>
            <text:list-item>
              <text:p text:style-name="P30">A new, empty log file (e.g., <text:span text:style-name="Source_5f_Text">syslog</text:span>) is created.</text:p>
            </text:list-item>
            <text:list-item>
              <text:p text:style-name="P30">Older files might be compressed.</text:p>
            </text:list-item>
            <text:list-item>
              <text:p text:style-name="P30">Finally, <text:span text:style-name="Source_5f_Text">logrotate</text:span> can execute a <text:span text:style-name="Source_5f_Text">postrotate</text:span> script to tell the logging daemon (like <text:span text:style-name="Source_5f_Text">rsyslog</text:span>) to open the newly created log file, ensuring continuous logging.</text:p>
            </text:list-item>
          </text:list>
        </text:list-item>
      </text:list>
      <text:p text:style-name="First_20_paragraph">Understanding logrotate is crucial because misconfigured rotation can lead to disk space issues <text:soft-page-break/>or, in worst cases, loss of critical log data if files are rotated and deleted too quickly.</text:p>
      <text:h text:style-name="Heading_20_2" text:outline-level="2"><text:bookmark-start text:name="practical-scenarios-and-troubleshooting-with-logs"/>Practical Scenarios and Troubleshooting with Logs<text:bookmark-end text:name="practical-scenarios-and-troubleshooting-with-logs"/></text:h>
      <text:p text:style-name="First_20_paragraph">Let's explore some common troubleshooting scenarios:</text:p>
      <text:list xml:id="list2698466754" text:style-name="L31">
        <text:list-item>
          <text:p text:style-name="P31">Scenario: A Service Fails to Start</text:p>
          <text:list text:style-name="L32">
            <text:list-item>
              <text:p text:style-name="P33"><text:span text:style-name="T1">Problem</text:span>: You've just tried to start a web server (e.g., Apache or Nginx) or a database service, and it's not coming online.</text:p>
            </text:list-item>
            <text:list-item>
              <text:p text:style-name="P33">Where to Look:</text:p>
              <text:list text:style-name="L33">
                <text:list-item>
                  <text:p text:style-name="P34"><text:span text:style-name="Source_5f_Text">syslog</text:span>: Often has general messages about service startups/shutdowns and any errors.</text:p>
                </text:list-item>
                <text:list-item>
                  <text:p text:style-name="P34"><text:span text:style-name="T1">Service-specific logs</text:span>: Many applications have their own dedicated log files, e.g., <text:span text:style-name="Source_5f_Text">/var/log/apache2/error.log</text:span> for Apache, or <text:span text:style-name="Source_5f_Text">/var/log/mysql/error.log</text:span> for MySQL.</text:p>
                </text:list-item>
                <text:list-item>
                  <text:p text:style-name="P34"><text:span text:style-name="Source_5f_Text">journalctl</text:span> <text:span text:style-name="T1">(if using systemd-journald directly)</text:span>: For systemd services, <text:span text:style-name="Source_5f_Text">journalctl -u &lt;service_name&gt;</text:span> (e.g., <text:span text:style-name="Source_5f_Text">journalctl -u apache2.service</text:span>) can show you specific output from that service, including its startup attempts and failures.</text:p>
                </text:list-item>
              </text:list>
            </text:list-item>
            <text:list-item>
              <text:p text:style-name="P33"><text:span text:style-name="T1">What to Look For</text:span>: Error messages, permission denied messages, configuration errors, or messages indicating a port is already in use.</text:p>
            </text:list-item>
            <text:list-item>
              <text:p text:style-name="P33"><text:span text:style-name="T1">Tools</text:span>: <text:span text:style-name="Source_5f_Text">tail -f</text:span> to monitor during startup attempts, <text:span text:style-name="Source_5f_Text">grep</text:span> to filter for "error" or "failed" messages.</text:p>
            </text:list-item>
          </text:list>
        </text:list-item>
        <text:list-item>
          <text:p text:style-name="P31">Scenario: Suspected Unauthorized Access / Security Audit</text:p>
          <text:list text:style-name="L34">
            <text:list-item>
              <text:p text:style-name="P35"><text:span text:style-name="T1">Problem</text:span>: You want to check if anyone has tried to log into your server without authorization, or if a specific user executed sudo commands.</text:p>
            </text:list-item>
            <text:list-item>
              <text:p text:style-name="P35"><text:span text:style-name="T1">Where to Look</text:span>:</text:p>
              <text:list text:style-name="L35">
                <text:list-item>
                  <text:p text:style-name="P36"><text:span text:style-name="Source_5f_Text">/var/log/auth.log</text:span>: This is your go-to for all authentication-related events.</text:p>
                </text:list-item>
              </text:list>
            </text:list-item>
            <text:list-item>
              <text:p text:style-name="P35"><text:span text:style-name="T1">What to Look For</text:span>: "Failed password" attempts, login attempts from unfamiliar IP addresses, "Accepted password" messages for unexpected users or times, and <text:span text:style-name="Source_5f_Text">sudo</text:span> command executions.</text:p>
            </text:list-item>
            <text:list-item>
              <text:p text:style-name="P35"><text:span text:style-name="T1">Tools</text:span>: <text:span text:style-name="Source_5f_Text">grep</text:span> for "Failed password", <text:span text:style-name="Source_5f_Text">grep</text:span> for "Accepted password", <text:span text:style-name="Source_5f_Text">grep</text:span> for "sudo", <text:span text:style-name="Source_5f_Text">less</text:span> to scroll through recent activity.</text:p>
            </text:list-item>
          </text:list>
        </text:list-item>
        <text:list-item>
          <text:p text:style-name="P31">Scenario: Kernel or Hardware Issues</text:p>
          <text:list text:style-name="L36">
            <text:list-item>
              <text:p text:style-name="P37"><text:span text:style-name="T1">Problem</text:span>: Your server is experiencing random reboots, hardware isn't detected correctly, or you see strange behavior at a very low level.</text:p>
            </text:list-item>
            <text:list-item>
              <text:p text:style-name="P37"><text:span text:style-name="T1">Where to Look</text:span>:</text:p>
              <text:list text:style-name="L37">
                <text:list-item>
                  <text:p text:style-name="P38"><text:span text:style-name="Source_5f_Text">/var/log/kern.log</text:span>: Specific kernel messages.</text:p>
                </text:list-item>
                <text:list-item>
                  <text:p text:style-name="P38"><text:span text:style-name="Source_5f_Text">dmesg</text:span> <text:span text:style-name="T1">output</text:span>: Especially for messages generated during boot.</text:p>
                </text:list-item>
              </text:list>
            </text:list-item>
            <text:list-item>
              <text:p text:style-name="P37"><text:span text:style-name="T1">What to Look For</text:span>: Messages indicating hardware errors (e.g., disk errors, memory errors), driver failures, or unusual kernel panics.</text:p>
            </text:list-item>
            <text:list-item>
              <text:p text:style-name="P37"><text:span text:style-name="T1">Tools</text:span>: <text:span text:style-name="Source_5f_Text">less /var/log/kern.log</text:span>, <text:span text:style-name="Source_5f_Text">dmesg | less</text:span>, <text:span text:style-name="Source_5f_Text">dmesg | grep "error"</text:span>.</text:p>
            </text:list-item>
          </text:list>
        </text:list-item>
      </text:list>
      <text:p text:style-name="First_20_paragraph"><text:soft-page-break/>These scenarios highlight that logs aren't just for fixing problems after they happen; they're also crucial for proactive monitoring and understanding the normal baseline behavior of your system. A good system administrator regularly reviews logs, even when things are running smoothly, to spot potential issues before they become critical.</text:p>
      <text:h text:style-name="Heading_20_3" text:outline-level="3"><text:bookmark-start text:name="utiizing-commands-for-log-analysis-in-troubleshooting"/>Utiizing Commands for Log Analysis in Troubleshooting<text:bookmark-end text:name="utiizing-commands-for-log-analysis-in-troubleshooting"/></text:h>
      <text:p text:style-name="First_20_paragraph">Let's expand on how you'd typically use the command-line tools (cat, less, tail, grep) in real-world troubleshooting. While the previous section introduced scenarios, here we'll focus on the actual commands and their common patterns.</text:p>
      <text:list xml:id="list2229592401" text:style-name="L38">
        <text:list-item>
          <text:p text:style-name="P32">Identifying Recent Authentication Issues</text:p>
          <text:p text:style-name="P39">If users report problems logging in, the auth.log is your primary source. You'd want to see the most recent activity.</text:p>
          <text:p text:style-name="P2"><text:span text:style-name="FunctionTok">tail</text:span><text:span text:style-name="NormalTok"> /var/log/auth.log</text:span> </text:p>
          <text:p text:style-name="P39">This command shows you the last 10 lines of the authentication log. If you want to see more, say the last 50 lines:</text:p>
          <text:p text:style-name="P2"><text:span text:style-name="FunctionTok">tail</text:span><text:span text:style-name="NormalTok"> </text:span><text:span text:style-name="AttributeTok">-n</text:span><text:span text:style-name="NormalTok"> 50 /var/log/auth.log</text:span> </text:p>
          <text:p text:style-name="P39">If you suspect brute-force attempts or a specific user is having trouble, <text:span text:style-name="Source_5f_Text">grep</text:span> becomes invaluable. For example, to find all "failed password" attempts:</text:p>
          <text:p text:style-name="P2"><text:span text:style-name="FunctionTok">grep</text:span><text:span text:style-name="NormalTok"> </text:span><text:span text:style-name="StringTok">"Failed password"</text:span><text:span text:style-name="NormalTok"> /var/log/auth.log</text:span> </text:p>
          <text:p text:style-name="P39">To see both failed and accepted logins for a particular username, let's say 'john.doe':</text:p>
          <text:p text:style-name="P2"><text:span text:style-name="FunctionTok">grep</text:span><text:span text:style-name="NormalTok"> </text:span><text:span text:style-name="StringTok">"john.doe"</text:span><text:span text:style-name="NormalTok"> /var/log/auth.log</text:span> </text:p>
        </text:list-item>
        <text:list-item>
          <text:p text:style-name="P32">Monitoring Service Startup Problems</text:p>
          <text:p text:style-name="P39">When a service isn't starting, you often need to watch the logs as you try to restart it. The <text:span text:style-name="Source_5f_Text">tail -f</text:span> command is perfect for this "live monitoring."</text:p>
          <text:p text:style-name="P39">Let's say you're trying to start the <text:span text:style-name="Source_5f_Text">apache2</text:span> web server and it's failing. You'd open one terminal and run:</text:p>
          <text:p text:style-name="P2"><text:span text:style-name="FunctionTok">tail</text:span><text:span text:style-name="NormalTok"> </text:span><text:span text:style-name="AttributeTok">-f</text:span><text:span text:style-name="NormalTok"> /var/log/syslog</text:span> </text:p>
          <text:p text:style-name="P39">In another terminal, you'd attempt to start the service:</text:p>
          <text:p text:style-name="P2"><text:span text:style-name="FunctionTok">sudo</text:span><text:span text:style-name="NormalTok"> systemctl start apache2</text:span> </text:p>
          <text:p text:style-name="P39">Now, in your first terminal, you'd see messages stream by in real-time, often revealing the specific error that's preventing Apache from starting. You might also want to check Apache's own error log if it exists:</text:p>
          <text:p text:style-name="P2"><text:span text:style-name="FunctionTok">tail</text:span><text:span text:style-name="NormalTok"> </text:span><text:span text:style-name="AttributeTok">-f</text:span><text:span text:style-name="NormalTok"> /var/log/apache2/error.log</text:span> </text:p>
        </text:list-item>
        <text:list-item>
          <text:p text:style-name="P32">Investigating Kernel-Level Errors</text:p>
          <text:p text:style-name="P39">For deeper system issues, like hardware problems or kernel panics, kern.log and dmesg are your friends.</text:p>
          <text:p text:style-name="P39"><text:soft-page-break/>To review all recent kernel messages:</text:p>
          <text:p text:style-name="P2"><text:span text:style-name="FunctionTok">less</text:span><text:span text:style-name="NormalTok"> /var/log/kern.log</text:span> </text:p>
          <text:p text:style-name="P39">(Remember to use q to quit less and / to search within it.)</text:p>
          <text:p text:style-name="P39">For boot-time messages, especially after a reboot, dmesg is key:</text:p>
          <text:p text:style-name="P2"><text:span text:style-name="FunctionTok">dmesg</text:span><text:span text:style-name="NormalTok"> </text:span><text:span text:style-name="KeywordTok">|</text:span><text:span text:style-name="NormalTok"> </text:span><text:span text:style-name="FunctionTok">less</text:span> </text:p>
          <text:p text:style-name="P39">And if you're looking for specific errors within the kernel messages:</text:p>
          <text:p text:style-name="P2"><text:span text:style-name="FunctionTok">dmesg</text:span><text:span text:style-name="NormalTok"> </text:span><text:span text:style-name="KeywordTok">|</text:span><text:span text:style-name="NormalTok"> </text:span><text:span text:style-name="FunctionTok">grep</text:span><text:span text:style-name="NormalTok"> </text:span><text:span text:style-name="StringTok">"error"</text:span> </text:p>
        </text:list-item>
      </text:list>
      <text:p text:style-name="First_20_paragraph">These examples demonstrate how these basic, yet powerful, command-line tools are combined to effectively analyze Linux system logs for various troubleshooting scenarios. Mastering them is a cornerstone of effective system administr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4:27Z</meta:creation-date>
    <dc:date>2025-06-10T12:04:20.413677632</dc:date>
    <meta:editing-duration>PT22S</meta:editing-duration>
    <meta:editing-cycles>1</meta:editing-cycles>
    <meta:document-statistic meta:table-count="0" meta:image-count="0" meta:object-count="0" meta:page-count="9" meta:paragraph-count="166" meta:word-count="3078" meta:character-count="19750" meta:non-whitespace-character-count="16927"/>
  </office:meta>
</office:document-meta>
</file>